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p1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s1">ACAΛI – Designinspiratie voor Lambda</text:span></text:p>
      <text:p text:style-name="p2"/>
      <text:p text:style-name="p3"><text:span text:style-name="s2">Hallo Alexander,</text:span></text:p>
      <text:p text:style-name="p2"/>
      <text:p text:style-name="p3"><text:span text:style-name="s2">In deze map vind je een selectie van visuals en inspiratie die je een idee geven van de sfeer, look &amp; feel die we voor ogen hebben met<text:s/></text:span><text:span text:style-name="s3">ACAΛI Lambda</text:span><text:span text:style-name="s2">:</text:span></text:p>
      <text:p text:style-name="p4"><text:span text:style-name="s2">•</text:span><text:span text:style-name="apple-tab-span"><text:s/></text:span><text:span text:style-name="s3">Touchscreen UI</text:span><text:span text:style-name="s2">: clean, intuïtief en modern</text:span></text:p>
      <text:p text:style-name="p4"><text:span text:style-name="s2">•</text:span><text:span text:style-name="apple-tab-span"><text:s/></text:span><text:span text:style-name="s3">Slider</text:span><text:span text:style-name="s2">: vloeiend, zintuiglijk – gebaseerd op een organische lijn</text:span></text:p>
      <text:p text:style-name="p4"><text:span text:style-name="s2">•</text:span><text:span text:style-name="apple-tab-span"><text:s/></text:span><text:span text:style-name="s3">Knoppen &amp; presets</text:span><text:span text:style-name="s2">: duidelijk, sfeergevoelig (bv. Focus, Relax, Energie)</text:span></text:p>
      <text:p text:style-name="p4"><text:span text:style-name="s2">•</text:span><text:span text:style-name="apple-tab-span"><text:s/></text:span><text:span text:style-name="s3">Kleurgebruik</text:span><text:span text:style-name="s2">: rustig, premium, technologisch</text:span></text:p>
      <text:p text:style-name="p4"><text:span text:style-name="s2">•</text:span><text:span text:style-name="apple-tab-span"><text:s/></text:span><text:span text:style-name="s3">Vormgeving</text:span><text:span text:style-name="s2">: afgerond, minimalistisch en mensgericht</text:span></text:p>
      <text:p text:style-name="p2"/>
      <text:p text:style-name="p3"><text:span text:style-name="s2">Deze beelden zijn bedoeld als startpunt voor jouw creatieve interpretatie.</text:span></text:p>
      <text:p text:style-name="p3"><text:span text:style-name="s2">De combinatie van<text:s/></text:span><text:span text:style-name="s3">design, technologie en comfort</text:span><text:span text:style-name="s2"><text:s/>is voor ons essentieel.</text:span></text:p>
      <text:p text:style-name="p2"/>
      <text:p text:style-name="p3"><text:span text:style-name="s2">Dank je om mee vorm te geven aan ACAΛI — we kijken ernaar uit om samen iets unieks neer te zetten!</text:span></text:p>
      <text:p text:style-name="p2"/>
      <text:p text:style-name="p3"><text:span text:style-name="s2">Met energie,</text:span></text:p>
      <text:p text:style-name="p3"><text:span text:style-name="s2">Arnaud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p1" style:display-name="p1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s1" style:display-name="s1" style:family="text" style:parent-style-name="DefaultParagraphFont"/>
    <style:style style:name="p2" style:display-name="p2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s2" style:display-name="s2" style:family="text" style:parent-style-name="DefaultParagraphFont"/>
    <style:style style:name="p3" style:display-name="p3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s3" style:display-name="s3" style:family="text" style:parent-style-name="DefaultParagraphFont"/>
    <style:style style:name="p4" style:display-name="p4" style:family="paragraph" style:parent-style-name="Normal">
      <style:paragraph-properties fo:margin-top="0.0694in" fo:margin-bottom="0.0694in" fo:line-height="100%"/>
      <style:text-properties style:font-name="Times New Roman" style:font-name-complex="Times New Roman" style:letter-kerning="false" fo:hyphenate="fals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naud van belle</meta:initial-creator>
    <dc:creator>arnaud van belle</dc:creator>
    <meta:creation-date>2025-03-30T18:34:00Z</meta:creation-date>
    <dc:date>2025-03-30T18:34:00Z</dc:date>
    <meta:template xlink:href="Normal.dotm" xlink:type="simple"/>
    <meta:editing-cycles>2</meta:editing-cycles>
    <meta:editing-duration>PT60S</meta:editing-duration>
    <meta:document-statistic meta:page-count="1" meta:paragraph-count="1" meta:word-count="113" meta:character-count="762" meta:row-count="5" meta:non-whitespace-character-count="650"/>
  </office:meta>
</office:document-meta>
</file>